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DavSession.getRepositorySession( DavSession dav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DavSession.getJCRLockToken( String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DavSession.checkImplementation( DavSession dav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DavSession.getRepository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DavSession.addLock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DavSession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DavSession.JcrDav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DavSession.removeLock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